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6.16mm"/>
    </style:style>
    <style:style style:name="co3" style:family="table-column">
      <style:table-column-properties fo:break-before="auto" style:column-width="27.36mm"/>
    </style:style>
    <style:style style:name="co4" style:family="table-column">
      <style:table-column-properties fo:break-before="auto" style:column-width="27.0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.04mm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10.3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row table:style-name="ro2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Coste (red)</text:p>
          </table:table-cell>
          <table:table-cell table:style-name="ce1" office:value-type="string" calcext:value-type="string">
            <text:p>Coste (blue) Custom</text:p>
          </table:table-cell>
          <table:table-cell table:style-name="ce1" office:value-type="string" calcext:value-type="string">
            <text:p>Coste (blue) Funcional</text:p>
          </table:table-cell>
          <table:table-cell table:style-name="ce1" table:number-columns-repeated="2"/>
        </table:table-row>
        <table:table-row table:style-name="ro4">
          <table:table-cell/>
          <table:table-cell office:value-type="string" calcext:value-type="string">
            <text:p>The Book of Belial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IF(ROUND([.C2]+1.1*[.C2];0)&gt;=45;45;ROUND([.C2]+1.1*[.C2];0))" office:value-type="float" office:value="17" calcext:value-type="float">
            <text:p>17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The Book of Si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IF(ROUND([.C3]+1.1*[.C3];0)&gt;=45;45;ROUND([.C3]+1.1*[.C3];0))" office:value-type="float" office:value="13" calcext:value-type="float">
            <text:p>13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Guppy's Head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IF(ROUND([.C4]+1.1*[.C4];0)&gt;=45;45;ROUND([.C4]+1.1*[.C4];0))" office:value-type="float" office:value="32" calcext:value-type="float">
            <text:p>32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Guppy's Paw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IF(ROUND([.C5]+1.1*[.C5];0)&gt;=45;45;ROUND([.C5]+1.1*[.C5];0))" office:value-type="float" office:value="32" calcext:value-type="float">
            <text:p>32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Mega Blast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IF(ROUND([.C6]+1.1*[.C6];0)&gt;=45;45;ROUND([.C6]+1.1*[.C6];0))" office:value-type="float" office:value="45" calcext:value-type="float">
            <text:p>45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The Necronomicon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IF(ROUND([.C7]+1.1*[.C7];0)&gt;=45;45;ROUND([.C7]+1.1*[.C7];0))" office:value-type="float" office:value="15" calcext:value-type="float">
            <text:p>15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Plan C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IF(ROUND([.C8]+1.1*[.C8];0)&gt;=45;45;ROUND([.C8]+1.1*[.C8];0))" office:value-type="float" office:value="13" calcext:value-type="float">
            <text:p>13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Razor Blad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IF(ROUND([.C9]+1.1*[.C9];0)&gt;=45;45;ROUND([.C9]+1.1*[.C9];0))" office:value-type="float" office:value="17" calcext:value-type="float">
            <text:p>17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Void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IF(ROUND([.C10]+1.1*[.C10];0)&gt;=45;45;ROUND([.C10]+1.1*[.C10];0))" office:value-type="float" office:value="29" calcext:value-type="float">
            <text:p>29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We need to go deeper!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IF(ROUND([.C11]+1.1*[.C11];0)&gt;=45;45;ROUND([.C11]+1.1*[.C11];0))" office:value-type="float" office:value="17" calcext:value-type="float">
            <text:p>17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The Nail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IF(ROUND([.C12]+1.1*[.C12];0)&gt;=45;45;ROUND([.C12]+1.1*[.C12];0))" office:value-type="float" office:value="45" calcext:value-type="float">
            <text:p>45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Satanic Bible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formula="of:=IF(ROUND([.C13]+1.1*[.C13];0)&gt;=45;45;ROUND([.C13]+1.1*[.C13];0))" office:value-type="float" office:value="45" calcext:value-type="float">
            <text:p>45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Atham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IF(ROUND([.C14]+1.1*[.C14];0)&gt;=45;45;ROUND([.C14]+1.1*[.C14];0))" office:value-type="float" office:value="21" calcext:value-type="float">
            <text:p>21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Betrayal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IF(ROUND([.C15]+1.1*[.C15];0)&gt;=45;45;ROUND([.C15]+1.1*[.C15];0))" office:value-type="float" office:value="17" calcext:value-type="float">
            <text:p>17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Black Powd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IF(ROUND([.C16]+1.1*[.C16];0)&gt;=45;45;ROUND([.C16]+1.1*[.C16];0))" office:value-type="float" office:value="19" calcext:value-type="float">
            <text:p>19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Brother Bobby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IF(ROUND([.C17]+1.1*[.C17];0)&gt;=45;45;ROUND([.C17]+1.1*[.C17];0))" office:value-type="float" office:value="13" calcext:value-type="float">
            <text:p>13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Cambion Conception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IF(ROUND([.C18]+1.1*[.C18];0)&gt;=45;45;ROUND([.C18]+1.1*[.C18];0))" office:value-type="float" office:value="32" calcext:value-type="float">
            <text:p>32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Ceremonial Robes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IF(ROUND([.C19]+1.1*[.C19];0)&gt;=45;45;ROUND([.C19]+1.1*[.C19];0))" office:value-type="float" office:value="45" calcext:value-type="float">
            <text:p>45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Contract From Below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formula="of:=IF(ROUND([.C20]+1.1*[.C20];0)&gt;=45;45;ROUND([.C20]+1.1*[.C20];0))" office:value-type="float" office:value="38" calcext:value-type="float">
            <text:p>38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Dark Bum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IF(ROUND([.C21]+1.1*[.C21];0)&gt;=45;45;ROUND([.C21]+1.1*[.C21];0))" office:value-type="float" office:value="45" calcext:value-type="float">
            <text:p>45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Dark Matter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formula="of:=IF(ROUND([.C22]+1.1*[.C22];0)&gt;=45;45;ROUND([.C22]+1.1*[.C22];0))" office:value-type="float" office:value="42" calcext:value-type="float">
            <text:p>42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Dead Cat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IF(ROUND([.C23]+1.1*[.C23];0)&gt;=45;45;ROUND([.C23]+1.1*[.C23];0))" office:value-type="float" office:value="32" calcext:value-type="float">
            <text:p>32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Demon Bab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IF(ROUND([.C24]+1.1*[.C24];0)&gt;=45;45;ROUND([.C24]+1.1*[.C24];0))" office:value-type="float" office:value="21" calcext:value-type="float">
            <text:p>21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Duality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IF(ROUND([.C25]+1.1*[.C25];0)&gt;=45;45;ROUND([.C25]+1.1*[.C25];0))" office:value-type="float" office:value="32" calcext:value-type="float">
            <text:p>32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Empty Vessel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formula="of:=IF(ROUND([.C26]+1.1*[.C26];0)&gt;=45;45;ROUND([.C26]+1.1*[.C26];0))" office:value-type="float" office:value="42" calcext:value-type="float">
            <text:p>42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Ghost Baby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IF(ROUND([.C27]+1.1*[.C27];0)&gt;=45;45;ROUND([.C27]+1.1*[.C27];0))" office:value-type="float" office:value="11" calcext:value-type="float">
            <text:p>11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Gimpy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IF(ROUND([.C28]+1.1*[.C28];0)&gt;=45;45;ROUND([.C28]+1.1*[.C28];0))" office:value-type="float" office:value="32" calcext:value-type="float">
            <text:p>32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Goat Head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formula="of:=IF(ROUND([.C29]+1.1*[.C29];0)&gt;=45;45;ROUND([.C29]+1.1*[.C29];0))" office:value-type="float" office:value="38" calcext:value-type="float">
            <text:p>38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Guppy's Collar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IF(ROUND([.C30]+1.1*[.C30];0)&gt;=45;45;ROUND([.C30]+1.1*[.C30];0))" office:value-type="float" office:value="32" calcext:value-type="float">
            <text:p>32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Guppy's Hair Ball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IF(ROUND([.C31]+1.1*[.C31];0)&gt;=45;45;ROUND([.C31]+1.1*[.C31];0))" office:value-type="float" office:value="32" calcext:value-type="float">
            <text:p>32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Guppy's Tail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IF(ROUND([.C32]+1.1*[.C32];0)&gt;=45;45;ROUND([.C32]+1.1*[.C32];0))" office:value-type="float" office:value="32" calcext:value-type="float">
            <text:p>32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Headless Baby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IF(ROUND([.C33]+1.1*[.C33];0)&gt;=45;45;ROUND([.C33]+1.1*[.C33];0))" office:value-type="float" office:value="17" calcext:value-type="float">
            <text:p>17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The Mark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formula="of:=IF(ROUND([.C34]+1.1*[.C34];0)&gt;=45;45;ROUND([.C34]+1.1*[.C34];0))" office:value-type="float" office:value="34" calcext:value-type="float">
            <text:p>34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Missing Page 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IF(ROUND([.C35]+1.1*[.C35];0)&gt;=45;45;ROUND([.C35]+1.1*[.C35];0))" office:value-type="float" office:value="19" calcext:value-type="float">
            <text:p>19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Multidimensional Baby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IF(ROUND([.C36]+1.1*[.C36];0)&gt;=45;45;ROUND([.C36]+1.1*[.C36];0))" office:value-type="float" office:value="25" calcext:value-type="float">
            <text:p>25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My Shadow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IF(ROUND([.C37]+1.1*[.C37];0)&gt;=45;45;ROUND([.C37]+1.1*[.C37];0))" office:value-type="float" office:value="17" calcext:value-type="float">
            <text:p>17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Pentagram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formula="of:=IF(ROUND([.C38]+1.1*[.C38];0)&gt;=45;45;ROUND([.C38]+1.1*[.C38];0))" office:value-type="float" office:value="34" calcext:value-type="float">
            <text:p>34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Rotten Baby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IF(ROUND([.C39]+1.1*[.C39];0)&gt;=45;45;ROUND([.C39]+1.1*[.C39];0))" office:value-type="float" office:value="32" calcext:value-type="float">
            <text:p>32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Sacrificial Dagger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formula="of:=IF(ROUND([.C40]+1.1*[.C40];0)&gt;=45;45;ROUND([.C40]+1.1*[.C40];0))" office:value-type="float" office:value="38" calcext:value-type="float">
            <text:p>38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Shad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IF(ROUND([.C41]+1.1*[.C41];0)&gt;=45;45;ROUND([.C41]+1.1*[.C41];0))" office:value-type="float" office:value="17" calcext:value-type="float">
            <text:p>17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Sister Maggy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IF(ROUND([.C42]+1.1*[.C42];0)&gt;=45;45;ROUND([.C42]+1.1*[.C42];0))" office:value-type="float" office:value="13" calcext:value-type="float">
            <text:p>13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Succubus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IF(ROUND([.C43]+1.1*[.C43];0)&gt;=45;45;ROUND([.C43]+1.1*[.C43];0))" office:value-type="float" office:value="45" calcext:value-type="float">
            <text:p>45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Whore of Babylon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IF(ROUND([.C44]+1.1*[.C44];0)&gt;=45;45;ROUND([.C44]+1.1*[.C44];0))" office:value-type="float" office:value="32" calcext:value-type="float">
            <text:p>32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Abaddon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formula="of:=IF(ROUND([.C45]+1.1*[.C45];0)&gt;=45;45;ROUND([.C45]+1.1*[.C45];0))" office:value-type="float" office:value="45" calcext:value-type="float">
            <text:p>45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Brimstone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IF(ROUND([.C46]+1.1*[.C46];0)&gt;=45;45;ROUND([.C46]+1.1*[.C46];0))" office:value-type="float" office:value="45" calcext:value-type="float">
            <text:p>45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Dark Prince's Crown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IF(ROUND([.C47]+1.1*[.C47];0)&gt;=45;45;ROUND([.C47]+1.1*[.C47];0))" office:value-type="float" office:value="25" calcext:value-type="float">
            <text:p>25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Death's Touch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IF(ROUND([.C48]+1.1*[.C48];0)&gt;=45;45;ROUND([.C48]+1.1*[.C48];0))" office:value-type="float" office:value="45" calcext:value-type="float">
            <text:p>45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Eye of Belial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formula="of:=IF(ROUND([.C49]+1.1*[.C49];0)&gt;=45;45;ROUND([.C49]+1.1*[.C49];0))" office:value-type="float" office:value="45" calcext:value-type="float">
            <text:p>45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Incubus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formula="of:=IF(ROUND([.C50]+1.1*[.C50];0)&gt;=45;45;ROUND([.C50]+1.1*[.C50];0))" office:value-type="float" office:value="45" calcext:value-type="float">
            <text:p>45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Judas' Shadow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formula="of:=IF(ROUND([.C51]+1.1*[.C51];0)&gt;=45;45;ROUND([.C51]+1.1*[.C51];0))" office:value-type="float" office:value="42" calcext:value-type="float">
            <text:p>42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Lil' Brimstone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IF(ROUND([.C52]+1.1*[.C52];0)&gt;=45;45;ROUND([.C52]+1.1*[.C52];0))" office:value-type="float" office:value="45" calcext:value-type="float">
            <text:p>45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Lord of the Pit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formula="of:=IF(ROUND([.C53]+1.1*[.C53];0)&gt;=45;45;ROUND([.C53]+1.1*[.C53];0))" office:value-type="float" office:value="38" calcext:value-type="float">
            <text:p>38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Maw of the Void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formula="of:=IF(ROUND([.C54]+1.1*[.C54];0)&gt;=45;45;ROUND([.C54]+1.1*[.C54];0))" office:value-type="float" office:value="45" calcext:value-type="float">
            <text:p>45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Mom's Knife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formula="of:=IF(ROUND([.C55]+1.1*[.C55];0)&gt;=45;45;ROUND([.C55]+1.1*[.C55];0))" office:value-type="float" office:value="45" calcext:value-type="float">
            <text:p>45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The Pact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IF(ROUND([.C56]+1.1*[.C56];0)&gt;=45;45;ROUND([.C56]+1.1*[.C56];0))" office:value-type="float" office:value="45" calcext:value-type="float">
            <text:p>45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Spirit of the Night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IF(ROUND([.C57]+1.1*[.C57];0)&gt;=45;45;ROUND([.C57]+1.1*[.C57];0))" office:value-type="float" office:value="45" calcext:value-type="float">
            <text:p>45</text:p>
          </table:table-cell>
          <table:table-cell table:number-columns-repeated="2"/>
        </table:table-row>
        <table:table-row table:style-name="ro4" table:number-rows-repeated="110">
          <table:table-cell table:number-columns-repeated="7"/>
        </table:table-row>
        <table:table-row table:style-name="ro4">
          <table:table-cell table:number-columns-repeated="3"/>
          <table:table-cell table:style-name="ce3"/>
          <table:table-cell table:number-columns-repeated="3"/>
        </table:table-row>
        <table:table-row table:style-name="ro4" table:number-rows-repeated="14">
          <table:table-cell table:number-columns-repeated="7"/>
        </table:table-row>
        <table:table-row table:style-name="ro4" table:number-rows-repeated="13">
          <table:table-cell table:number-columns-repeated="4"/>
          <table:table-cell table:style-name="Default"/>
          <table:table-cell table:number-columns-repeated="2"/>
        </table:table-row>
        <table:table-row table:style-name="ro4" table:number-rows-repeated="28">
          <table:table-cell table:number-columns-repeated="4"/>
          <table:table-cell table:style-name="Default" table:number-columns-repeated="2"/>
          <table:table-cell/>
        </table:table-row>
        <table:table-row table:style-name="ro4" table:number-rows-repeated="11"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 table:number-rows-repeated="68">
          <table:table-cell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 table:number-rows-repeated="6"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4">
          <table:table-cell/>
          <table:table-cell table:style-name="Default" table:number-columns-repeated="2"/>
          <table:table-cell/>
          <table:table-cell table:style-name="Default"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05:26:34.4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9M27S</meta:editing-duration>
    <meta:editing-cycles>88</meta:editing-cycles>
    <meta:generator>LibreOffice/5.1.5.2$Windows_x86 LibreOffice_project/7a864d8825610a8c07cfc3bc01dd4fce6a9447e5</meta:generator>
    <dc:date>2017-03-27T05:47:03.012000000</dc:date>
    <meta:document-statistic meta:table-count="3" meta:cell-count="228" meta:object-count="0"/>
    <meta:user-defined meta:name="Info 1"/>
    <meta:user-defined meta:name="Info 2"/>
    <meta:user-defined meta:name="Info 3"/>
    <meta:user-defined meta:name="Info 4"/>
  </office:meta>
</office:document-meta>
</file>